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bbbbbb" style:font-name="Droid Sans Mono" fo:font-size="18pt" fo:font-weight="normal" fo:background-color="#000c18" style:font-size-asian="18pt" style:font-size-complex="18pt"/>
    </style:style>
    <style:style style:name="P2" style:family="paragraph" style:parent-style-name="Standard">
      <style:paragraph-properties style:line-height-at-least="0.198in"/>
      <style:text-properties fo:color="#bbbbbb" fo:font-size="18pt" fo:background-color="#000c18" style:font-size-asian="18pt" style:font-size-complex="18pt"/>
    </style:style>
    <style:style style:name="P3" style:family="paragraph" style:parent-style-name="Standard">
      <style:paragraph-properties style:line-height-at-least="0.198in"/>
      <style:text-properties fo:color="#384887" style:font-name="Droid Sans Mono" fo:font-size="18pt" fo:font-weight="normal" fo:background-color="#000c18" style:font-size-asian="18pt" style:font-size-complex="18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paragraph-properties style:line-height-at-least="0.198in"/>
      <style:text-properties fo:font-size="18pt" style:font-size-asian="18pt" style:font-size-complex="18pt"/>
    </style:style>
    <style:style style:name="P6" style:family="paragraph" style:parent-style-name="Standard">
      <style:paragraph-properties fo:margin-top="0in" fo:margin-bottom="0.1965in" loext:contextual-spacing="false" style:line-height-at-least="0.198in"/>
      <style:text-properties fo:color="#bbbbbb" style:font-name="Droid Sans Mono" fo:font-size="18pt" fo:font-weight="normal" fo:background-color="#000c18" style:font-size-asian="18pt" style:font-size-complex="18pt"/>
    </style:style>
    <style:style style:name="P7" style:family="paragraph" style:parent-style-name="Standard">
      <style:paragraph-properties fo:margin-top="0in" fo:margin-bottom="0.1965in" loext:contextual-spacing="false" style:line-height-at-least="0.198in"/>
      <style:text-properties fo:color="#384887" style:font-name="Droid Sans Mono" fo:font-size="18pt" fo:font-weight="normal" fo:background-color="#000c18" style:font-size-asian="18pt" style:font-size-complex="18pt"/>
    </style:style>
    <style:style style:name="P8" style:family="paragraph" style:parent-style-name="Standard">
      <style:paragraph-properties fo:margin-top="0in" fo:margin-bottom="0.1965in" loext:contextual-spacing="false" style:line-height-at-least="0.198in"/>
      <style:text-properties fo:font-size="18pt" style:font-size-asian="18pt" style:font-size-complex="18pt"/>
    </style:style>
    <style:style style:name="T1" style:family="text">
      <style:text-properties fo:color="#f280d0"/>
    </style:style>
    <style:style style:name="T2" style:family="text">
      <style:text-properties fo:color="#f280d0" style:font-name="Droid Sans Mono" fo:font-size="10.5pt" fo:font-weight="normal"/>
    </style:style>
    <style:style style:name="T3" style:family="text">
      <style:text-properties fo:color="#f280d0" style:font-name="Droid Sans Mono" fo:font-weight="normal"/>
    </style:style>
    <style:style style:name="T4" style:family="text">
      <style:text-properties fo:color="#225588"/>
    </style:style>
    <style:style style:name="T5" style:family="text">
      <style:text-properties style:font-name="Droid Sans Mono" fo:font-weight="normal"/>
    </style:style>
    <style:style style:name="T6" style:family="text">
      <style:text-properties style:font-name="Droid Sans Mono" fo:font-size="10.5pt" fo:font-weight="normal"/>
    </style:style>
    <style:style style:name="T7" style:family="text">
      <style:text-properties fo:color="#22aa44"/>
    </style:style>
    <style:style style:name="T8" style:family="text">
      <style:text-properties fo:color="#22aa44" style:font-name="Droid Sans Mono" fo:font-size="10.5pt" fo:font-weight="normal"/>
    </style:style>
    <style:style style:name="T9" style:family="text">
      <style:text-properties fo:color="#22aa44" style:font-name="Droid Sans Mono" fo:font-weight="normal"/>
    </style:style>
    <style:style style:name="T10" style:family="text">
      <style:text-properties fo:color="#3848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rite_on_file</text:span>(File ,Text)<text:span text:style-name="T4">:-</text:span></text:p>
      <text:p text:style-name="P1"><text:span text:style-name="T1"><text:tab/>open</text:span>(File, <text:span text:style-name="T1">append</text:span>, Stream) ,</text:p>
      <text:p text:style-name="P1"><text:span text:style-name="T1"><text:tab/>write</text:span>(Stream,Text),</text:p>
      <text:p text:style-name="P1"><text:span text:style-name="T1"><text:tab/>nl</text:span>(Stream),</text:p>
      <text:p text:style-name="P1"><text:span text:style-name="T1"><text:tab/>close</text:span>(Stream).</text:p>
      <text:p text:style-name="P5"/>
      <text:p text:style-name="P1"><text:span text:style-name="T1">r2</text:span>(File)<text:span text:style-name="T4">:-</text:span></text:p>
      <text:p text:style-name="P1"><text:span text:style-name="T1"><text:tab/>open</text:span>(File,<text:span text:style-name="T1">read</text:span>,Stream),</text:p>
      <text:p text:style-name="P1"><text:span text:style-name="T1"><text:tab/>get_char</text:span>(Stream, Char1),</text:p>
      <text:p text:style-name="P1"><text:span text:style-name="T1"><text:tab/>process_the_stream</text:span>(Char1,Stream),</text:p>
      <text:p text:style-name="P1"><text:span text:style-name="T1"><text:tab/>close</text:span>(Stream).</text:p>
      <text:p text:style-name="P1"><text:span text:style-name="T1">process_the_stream</text:span>(<text:span text:style-name="T1">end_of_file</text:span> , _ ) <text:span text:style-name="T4">:-</text:span> ! .</text:p>
      <text:p text:style-name="P1"><text:span text:style-name="T1">process_the_stream</text:span>(Char,Stream)<text:span text:style-name="T4">:-</text:span></text:p>
      <text:p text:style-name="P1"><text:span text:style-name="T1"><text:tab/>write</text:span>(Char),</text:p>
      <text:p text:style-name="P1"><text:span text:style-name="T1"><text:tab/>get_char</text:span>(Stream,Char2),</text:p>
      <text:p text:style-name="P1"><text:span text:style-name="T1"><text:tab/>process_the_stream</text:span>(Char2,Stream).</text:p>
      <text:p text:style-name="P1"/>
      <text:p text:style-name="P1"><text:span text:style-name="T1">mymember</text:span>(X,[X|_]).</text:p>
      <text:p text:style-name="P1"><text:span text:style-name="T1">mymember</text:span>(X,[_|T]) <text:span text:style-name="T4">:-</text:span> </text:p>
      <text:p text:style-name="P1"><text:span text:style-name="T1">mymember</text:span>(X,T) .</text:p>
      <text:p text:style-name="P1"><text:span text:style-name="T1">mem</text:span>(X,[H|T])<text:span text:style-name="T4">:-</text:span></text:p>
      <text:p text:style-name="P1">X = H ;</text:p>
      <text:p text:style-name="P1"><text:span text:style-name="T1">mem</text:span>(X,T).</text:p>
      <text:p text:style-name="P5"/>
      <text:p text:style-name="P1"><text:span text:style-name="T1">list_len</text:span>([],0) .</text:p>
      <text:p text:style-name="P1"><text:span text:style-name="T1">list_len</text:span>([_|T],N) <text:span text:style-name="T4">:-</text:span> </text:p>
      <text:p text:style-name="P1"><text:span text:style-name="T1">list_len</text:span>(T,M) ,</text:p>
      <text:p text:style-name="P1">N <text:span text:style-name="T1">is</text:span> M+1 .</text:p>
      <text:p text:style-name="P8"/>
      <text:p text:style-name="P1"><text:span text:style-name="T1">list_sum</text:span>([],0) . </text:p>
      <text:p text:style-name="P1"><text:span text:style-name="T1">list_sum</text:span>([H|T] , S ) <text:span text:style-name="T4">:-</text:span></text:p>
      <text:p text:style-name="P1"><text:soft-page-break/><text:span text:style-name="T1">list_sum</text:span>(T,S1),</text:p>
      <text:p text:style-name="P1">S <text:span text:style-name="T1">is</text:span> S1 + H .</text:p>
      <text:p text:style-name="P8"/>
      <text:p text:style-name="P1"><text:span text:style-name="T1">list_avg</text:span>([H|T],V) <text:span text:style-name="T4">:-</text:span></text:p>
      <text:p text:style-name="P1"><text:span text:style-name="T1">list_len</text:span>([H|T],N),</text:p>
      <text:p text:style-name="P1"><text:span text:style-name="T1">list_sum</text:span>([H|T],S),</text:p>
      <text:p text:style-name="P1">V <text:span text:style-name="T1">is</text:span> S / N .</text:p>
      <text:p text:style-name="P8"/>
      <text:p text:style-name="P1"><text:span text:style-name="T1">is_even</text:span>(L) <text:span text:style-name="T4">:-</text:span></text:p>
      <text:p text:style-name="P1"><text:span text:style-name="T1">list_len</text:span>(L,X1),</text:p>
      <text:p text:style-name="P1">0 =:= <text:span text:style-name="T1">mod</text:span>(X1,2).</text:p>
      <text:p text:style-name="P8"/>
      <text:p text:style-name="P1"><text:span text:style-name="T1">is_odd</text:span>(L) <text:span text:style-name="T4">:-</text:span></text:p>
      <text:p text:style-name="P1"><text:span text:style-name="T1">list_len</text:span>(L,X1),</text:p>
      <text:p text:style-name="P1">1 =:= <text:span text:style-name="T1">mod</text:span>(X1,2).</text:p>
      <text:p text:style-name="P8"/>
      <text:p text:style-name="P1"><text:span text:style-name="T1">even</text:span>([]).</text:p>
      <text:p text:style-name="P1"><text:span text:style-name="T1">even</text:span>([_,_|T])<text:span text:style-name="T4">:-</text:span> </text:p>
      <text:p text:style-name="P1"><text:span text:style-name="T1">even</text:span>(T).</text:p>
      <text:p text:style-name="P8"/>
      <text:p text:style-name="P1"><text:span text:style-name="T1">odd</text:span>([_]).</text:p>
      <text:p text:style-name="P1"><text:span text:style-name="T1">odd</text:span>([_,_|T])<text:span text:style-name="T4">:-</text:span> </text:p>
      <text:p text:style-name="P1"><text:span text:style-name="T1">odd</text:span>(T).</text:p>
      <text:p text:style-name="P8"/>
      <text:p text:style-name="P1"><text:span text:style-name="T1">check_list</text:span>(L) <text:span text:style-name="T4">:-</text:span></text:p>
      <text:p text:style-name="P1"><text:span text:style-name="T1">even</text:span>(L),<text:span text:style-name="T1">write</text:span>("<text:span text:style-name="T1">even</text:span>");</text:p>
      <text:p text:style-name="P1"><text:span text:style-name="T1">odd</text:span>(L) , <text:span text:style-name="T1">write</text:span>("<text:span text:style-name="T1">odd</text:span>").</text:p>
      <text:p text:style-name="P8"/>
      <text:p text:style-name="P1"><text:soft-page-break/><text:span text:style-name="T1">list_con</text:span>([],L,L) .</text:p>
      <text:p text:style-name="P1"><text:span text:style-name="T1">list_con</text:span>( [H|T] ,L,[H|T1] ) <text:span text:style-name="T4">:-</text:span> </text:p>
      <text:p text:style-name="P1"><text:span text:style-name="T1">list_con</text:span>(T,L,T1) .</text:p>
      <text:p text:style-name="P5"/>
      <text:p text:style-name="P1"><text:span text:style-name="T1">union</text:span>([],L,L).</text:p>
      <text:p text:style-name="P1"><text:span text:style-name="T1">union</text:span>([H|T],L2,L3)<text:span text:style-name="T4">:-</text:span></text:p>
      <text:p text:style-name="P1"><text:span text:style-name="T1">mem</text:span>(H,L2) , <text:span text:style-name="T1">union</text:span>(T,L2,L3).</text:p>
      <text:p text:style-name="P1"><text:span text:style-name="T1">union</text:span>([H|T],L2,[H|T3])<text:span text:style-name="T4">:-</text:span></text:p>
      <text:p text:style-name="P1">\+ <text:span text:style-name="T1">mem</text:span>(H,L2) , <text:span text:style-name="T1">union</text:span>(T,L2,T3).</text:p>
      <text:p text:style-name="P5"/>
      <text:p text:style-name="P1"><text:span text:style-name="T1">intersection</text:span>([],_,[]).</text:p>
      <text:p text:style-name="P1"><text:span text:style-name="T1">intersection</text:span>([H|T],L2,[H|T3])<text:span text:style-name="T4">:-</text:span></text:p>
      <text:p text:style-name="P1"><text:span text:style-name="T1">mem</text:span>(H,L2) , <text:span text:style-name="T1">intersection</text:span>(T,L2,T3).</text:p>
      <text:p text:style-name="P5"/>
      <text:p text:style-name="P1"><text:span text:style-name="T1">intersection</text:span>([H|T],L2,L3)<text:span text:style-name="T4">:-</text:span></text:p>
      <text:p text:style-name="P1">\+ <text:span text:style-name="T1">mem</text:span>(H,L2) , <text:span text:style-name="T1">intersection</text:span>(T,L2,L3).</text:p>
      <text:p text:style-name="P5"/>
      <text:p text:style-name="P1"><text:span text:style-name="T1">split</text:span>([],[],[]).</text:p>
      <text:p text:style-name="P1"><text:span text:style-name="T1">split</text:span>([A],[],[A]).</text:p>
      <text:p text:style-name="P1"><text:span text:style-name="T1">split</text:span>([A,B|T],[A|T2],[B|T3])<text:span text:style-name="T4">:-</text:span></text:p>
      <text:p text:style-name="P1"><text:span text:style-name="T1">split</text:span>(T,T2,T3).</text:p>
      <text:p text:style-name="P5"/>
      <text:p text:style-name="P1"><text:span text:style-name="T1">mergeSort</text:span>([],[]).</text:p>
      <text:p text:style-name="P1"><text:span text:style-name="T1">mergeSort</text:span>([A],[A]).</text:p>
      <text:p text:style-name="P1"><text:span text:style-name="T1">mergeSort</text:span>(L,SL)<text:span text:style-name="T4">:-</text:span></text:p>
      <text:p text:style-name="P1"><text:span text:style-name="T1">split</text:span>(L,A,B),</text:p>
      <text:p text:style-name="P1"><text:span text:style-name="T1">mergeSort</text:span>(A,SA),</text:p>
      <text:p text:style-name="P1"><text:span text:style-name="T1">mergeSort</text:span>(B,SB),</text:p>
      <text:p text:style-name="P1"><text:span text:style-name="T1">merge</text:span>(SA,SB,SL).</text:p>
      <text:p text:style-name="P5"/>
      <text:p text:style-name="P1"><text:span text:style-name="T1">merge</text:span>(A,[],A).</text:p>
      <text:p text:style-name="P1"><text:span text:style-name="T1">merge</text:span>([],B,B).</text:p>
      <text:p text:style-name="P1"><text:soft-page-break/><text:span text:style-name="T1">merge</text:span>([A|T],[E|T2],[A|T3])<text:span text:style-name="T4">:-</text:span></text:p>
      <text:p text:style-name="P1">A =&lt; E ,</text:p>
      <text:p text:style-name="P1"><text:span text:style-name="T1">merge</text:span>(T,[E|T2],T3).</text:p>
      <text:p text:style-name="P1"><text:span text:style-name="T1">merge</text:span>([A|T],[E|T2],[E|T3])<text:span text:style-name="T4">:-</text:span></text:p>
      <text:p text:style-name="P1">E &lt; A ,</text:p>
      <text:p text:style-name="P1"><text:span text:style-name="T1">merge</text:span>(T2,[A|T],T3).</text:p>
      <text:p text:style-name="P6"><text:line-break/><text:line-break/><text:line-break/></text:p>
      <text:p text:style-name="P1"><text:span text:style-name="T1">max</text:span>(N1,N2,N1) <text:span text:style-name="T4">:-</text:span> N1 &gt;= N2 .</text:p>
      <text:p text:style-name="P1"><text:span text:style-name="T1">max</text:span>(N1,N2,N2) <text:span text:style-name="T4">:-</text:span> N2 &gt; N1 .</text:p>
      <text:p text:style-name="P5"/>
      <text:p text:style-name="P1"><text:span text:style-name="T1">list_max</text:span>([M],M) .</text:p>
      <text:p text:style-name="P1"><text:span text:style-name="T1">list_max</text:span>([H|T],M)<text:span text:style-name="T4">:-</text:span></text:p>
      <text:p text:style-name="P1"><text:span text:style-name="T1">list_max</text:span>(T,M1),</text:p>
      <text:p text:style-name="P1"><text:span text:style-name="T1">max</text:span>(H,M1,M).</text:p>
      <text:p text:style-name="P5"/>
      <text:p text:style-name="P1"><text:span text:style-name="T1">min</text:span>(N1,N2,N1) <text:span text:style-name="T4">:-</text:span> N1 =&lt; N2 .</text:p>
      <text:p text:style-name="P1"><text:span text:style-name="T1">min</text:span>(N1,N2,N2) <text:span text:style-name="T4">:-</text:span> N2 &lt; N1 . </text:p>
      <text:p text:style-name="P5"/>
      <text:p text:style-name="P1"><text:span text:style-name="T1">list_min</text:span>([M],M).</text:p>
      <text:p text:style-name="P1"><text:span text:style-name="T1">list_min</text:span>([H|T],M) <text:span text:style-name="T4">:-</text:span></text:p>
      <text:p text:style-name="P1"><text:span text:style-name="T1">list_min</text:span>(T,M1),</text:p>
      <text:p text:style-name="P1"><text:span text:style-name="T1">min</text:span>(H,M1,M).</text:p>
      <text:p text:style-name="P5"/>
      <text:p text:style-name="P1"><text:span text:style-name="T1">list_list_divide</text:span>([],[],[]).</text:p>
      <text:p text:style-name="P1"><text:span text:style-name="T1">list_list_divide</text:span>([N],[N],[]).</text:p>
      <text:p text:style-name="P1"><text:span text:style-name="T1">list_list_divide</text:span>([N1,N2|T],[N1|T1],[N2|T2])<text:span text:style-name="T4">:-</text:span></text:p>
      <text:p text:style-name="P1"><text:span text:style-name="T1">list_list_divide</text:span>(T,T1,T2).</text:p>
      <text:p text:style-name="P8"/>
      <text:p text:style-name="P1"><text:soft-page-break/><text:span text:style-name="T1">list_list_divide</text:span>([],[],[]).</text:p>
      <text:p text:style-name="P1"><text:span text:style-name="T1">list_list_divide</text:span>([M],[M],[]).</text:p>
      <text:p text:style-name="P1"><text:span text:style-name="T1">list_list_divide</text:span>([N1,N2|T],[N1|T1],[N2|T2])<text:span text:style-name="T4">:-</text:span></text:p>
      <text:p text:style-name="P2">    <text:span text:style-name="T3">list_list_divide</text:span><text:span text:style-name="T5">(T,T1,T2).</text:span></text:p>
      <text:p text:style-name="P6"><text:line-break/></text:p>
      <text:p text:style-name="P1"><text:span text:style-name="T1">list_con</text:span>([],L1,L2,T) <text:span text:style-name="T4">:-</text:span> </text:p>
      <text:p text:style-name="P2">    <text:span text:style-name="T3">list_con</text:span><text:span text:style-name="T5">(L1,L2,T) .</text:span></text:p>
      <text:p text:style-name="P5"/>
      <text:p text:style-name="P1"><text:span text:style-name="T1">list_con</text:span>([H|T],L1,L2,[H|T1])<text:span text:style-name="T4">:-</text:span></text:p>
      <text:p text:style-name="P2">    <text:span text:style-name="T3">list_con</text:span><text:span text:style-name="T5">(T,L1,L2,T1).</text:span></text:p>
      <text:p text:style-name="P6"><text:line-break/><text:line-break/><text:line-break/></text:p>
      <text:p text:style-name="P1"><text:span text:style-name="T1">list_divide</text:span>(L,X,Y)<text:span text:style-name="T4">:-</text:span></text:p>
      <text:p text:style-name="P5"/>
      <text:p text:style-name="P2">    <text:span text:style-name="T3">even</text:span><text:span text:style-name="T5">(L),</text:span></text:p>
      <text:p text:style-name="P2">        <text:span text:style-name="T3">list_con</text:span><text:span text:style-name="T5">(X,Y,L),</text:span></text:p>
      <text:p text:style-name="P2">        <text:span text:style-name="T3">list_len</text:span><text:span text:style-name="T5">(X,N1),</text:span></text:p>
      <text:p text:style-name="P2">        <text:span text:style-name="T3">list_len</text:span><text:span text:style-name="T5">(Y,N2),</text:span></text:p>
      <text:p text:style-name="P2">        <text:span text:style-name="T5">N1 = N2 ;</text:span></text:p>
      <text:p text:style-name="P2">    <text:span text:style-name="T3">odd</text:span><text:span text:style-name="T5">(L),</text:span></text:p>
      <text:p text:style-name="P2">        </text:p>
      <text:p text:style-name="P2">        <text:span text:style-name="T3">list_con</text:span><text:span text:style-name="T5">(X,Y,L),</text:span></text:p>
      <text:p text:style-name="P2">        <text:span text:style-name="T3">list_len</text:span><text:span text:style-name="T5">(X,N1),</text:span></text:p>
      <text:p text:style-name="P2">        <text:span text:style-name="T3">list_len</text:span><text:span text:style-name="T5">(Y,N2),</text:span></text:p>
      <text:p text:style-name="P2">        <text:span text:style-name="T5">N1 =:= N2+1 .</text:span></text:p>
      <text:p text:style-name="P5"/>
      <text:p text:style-name="P1"><text:span text:style-name="T1">list_divide</text:span>(L,X,Y,Z)<text:span text:style-name="T4">:-</text:span></text:p>
      <text:p text:style-name="P2">    <text:span text:style-name="T3">list_con</text:span><text:span text:style-name="T5">(X,Y,Z,L),</text:span></text:p>
      <text:p text:style-name="P2"><text:soft-page-break/>    <text:span text:style-name="T3">list_len</text:span><text:span text:style-name="T5">(X,N1),</text:span></text:p>
      <text:p text:style-name="P2">    <text:span text:style-name="T3">list_len</text:span><text:span text:style-name="T5">(Y,N2),</text:span></text:p>
      <text:p text:style-name="P2">    <text:span text:style-name="T3">list_len</text:span><text:span text:style-name="T5">(Z,N3),</text:span></text:p>
      <text:p text:style-name="P2">    <text:span text:style-name="T5">N1 = N2 ,</text:span></text:p>
      <text:p text:style-name="P1">N2 = N3 ,</text:p>
      <text:p text:style-name="P1">!.</text:p>
      <text:p text:style-name="P5"/>
      <text:p text:style-name="P1"><text:span text:style-name="T1">print_list</text:span>([]) .</text:p>
      <text:p text:style-name="P1"><text:span text:style-name="T1">print_list</text:span>([H|T])<text:span text:style-name="T4">:-</text:span></text:p>
      <text:p text:style-name="P1"><text:span text:style-name="T1">write</text:span>(H),</text:p>
      <text:p text:style-name="P1"><text:span text:style-name="T1">write</text:span>(<text:span text:style-name="T7">' '</text:span>),</text:p>
      <text:p text:style-name="P1"><text:span text:style-name="T1">print_list</text:span>(T),</text:p>
      <text:p text:style-name="P1">!.</text:p>
      <text:p text:style-name="P8"/>
      <text:p text:style-name="P1"><text:span text:style-name="T1">delete_last_three_elements</text:span>(L,L1) <text:span text:style-name="T4">:-</text:span></text:p>
      <text:p text:style-name="P1"><text:span text:style-name="T1">list_len</text:span>(L,N1),</text:p>
      <text:p text:style-name="P1">N1 &gt; 3 ,</text:p>
      <text:p text:style-name="P1"><text:span text:style-name="T1">list_con</text:span>(L1,X,L),</text:p>
      <text:p text:style-name="P1"><text:span text:style-name="T1">list_len</text:span>(X,N),</text:p>
      <text:p text:style-name="P1">N = 3 .</text:p>
      <text:p text:style-name="P1"><text:span text:style-name="T1">delete_first_three_elements</text:span>(L,L1) <text:span text:style-name="T4">:-</text:span></text:p>
      <text:p text:style-name="P1"><text:span text:style-name="T1">list_len</text:span>(L,N1),</text:p>
      <text:p text:style-name="P1">N1 &gt; 3 ,</text:p>
      <text:p text:style-name="P1"><text:span text:style-name="T1">list_con</text:span>(X,L1,L),</text:p>
      <text:p text:style-name="P1"><text:span text:style-name="T1">list_len</text:span>(X,N),</text:p>
      <text:p text:style-name="P1">N = 3 ,</text:p>
      <text:p text:style-name="P1">!.</text:p>
      <text:p text:style-name="P1"><text:span text:style-name="T1">delete_first_and_last_three_elements</text:span>(L,L1) <text:span text:style-name="T4">:-</text:span></text:p>
      <text:p text:style-name="P1"><text:span text:style-name="T1">list_len</text:span>(L,N) ,</text:p>
      <text:p text:style-name="P1">N &gt;= 6 ,</text:p>
      <text:p text:style-name="P1"><text:span text:style-name="T1">delete_last_three_elements</text:span>(L,X),</text:p>
      <text:p text:style-name="P1"><text:soft-page-break/><text:span text:style-name="T1">delete_first_three_elements</text:span>(X,L1),</text:p>
      <text:p text:style-name="P1">!.</text:p>
      <text:p text:style-name="P5"/>
      <text:p text:style-name="P1"><text:span text:style-name="T1">last_item</text:span>(I,L) <text:span text:style-name="T4">:-</text:span> </text:p>
      <text:p text:style-name="P1"><text:span text:style-name="T1">list_len</text:span>(L,N1),</text:p>
      <text:p text:style-name="P1">N1 &gt; 1 ,</text:p>
      <text:p text:style-name="P1"><text:span text:style-name="T1">list_con</text:span>(_,I,L),</text:p>
      <text:p text:style-name="P1"><text:span text:style-name="T1">list_len</text:span>(I,N),</text:p>
      <text:p text:style-name="P1">N = 1 ,</text:p>
      <text:p text:style-name="P1">!.</text:p>
      <text:p text:style-name="P5"/>
      <text:p text:style-name="P1"><text:span text:style-name="T1">delete_item</text:span>(I,[I|T], T) .</text:p>
      <text:p text:style-name="P1"><text:span text:style-name="T1">delete_item</text:span>(I,[H|T],[H|T1])<text:span text:style-name="T4">:-</text:span></text:p>
      <text:p text:style-name="P1"><text:span text:style-name="T1">delete_item</text:span>(I,T,T1).</text:p>
      <text:p text:style-name="P5"/>
      <text:p text:style-name="P1"><text:span text:style-name="T1">insert</text:span>(I,L,NL) <text:span text:style-name="T4">:-</text:span></text:p>
      <text:p text:style-name="P1"><text:span text:style-name="T1">delete_item</text:span>(I,NL,L).</text:p>
      <text:p text:style-name="P6"/>
      <text:p text:style-name="P1"><text:span text:style-name="T1">swap</text:span>([N1,N2|T],[N2,N1|T]) <text:span text:style-name="T4">:-</text:span> N1 &gt; N2 .</text:p>
      <text:p text:style-name="P1"><text:span text:style-name="T1">swap</text:span>([H|T],[H|T1]) <text:span text:style-name="T4">:-</text:span> <text:span text:style-name="T1">swap</text:span>(T,T1) .</text:p>
      <text:p text:style-name="P5"/>
      <text:p text:style-name="P1"><text:span text:style-name="T1">bubble_sort</text:span>(L,SL) <text:span text:style-name="T4">:-</text:span></text:p>
      <text:p text:style-name="P1"><text:span text:style-name="T1">swap</text:span>(L,TL), </text:p>
      <text:p text:style-name="P1"><text:span text:style-name="T1">print_list</text:span>(TL),</text:p>
      <text:p text:style-name="P1">! , </text:p>
      <text:p text:style-name="P1"><text:span text:style-name="T1">bubble_sort</text:span>(TL,SL).</text:p>
      <text:p text:style-name="P5"/>
      <text:p text:style-name="P1"><text:span text:style-name="T1">bubble_sort</text:span>(Sl,Sl).</text:p>
      <text:p text:style-name="P5"/>
      <text:p text:style-name="P1"><text:span text:style-name="T1">print_list</text:span>([]) <text:span text:style-name="T4">:-</text:span> <text:span text:style-name="T1">nl</text:span> .</text:p>
      <text:p text:style-name="P1"><text:span text:style-name="T1">print_list</text:span>([H|T]) <text:span text:style-name="T4">:-</text:span></text:p>
      <text:p text:style-name="P1"><text:soft-page-break/><text:span text:style-name="T1">write</text:span>(H) ,</text:p>
      <text:p text:style-name="P1"><text:span text:style-name="T1">write</text:span>(" "),</text:p>
      <text:p text:style-name="P1"><text:span text:style-name="T1">print_list</text:span>(T).</text:p>
      <text:p text:style-name="P5"/>
      <text:p text:style-name="P1"><text:span text:style-name="T1">listCon</text:span>([],L,L).</text:p>
      <text:p text:style-name="P1"><text:span text:style-name="T1">listCon</text:span>([H|T],L,[H|T1])<text:span text:style-name="T4">:-</text:span></text:p>
      <text:p text:style-name="P1"><text:span text:style-name="T1">listCon</text:span>(T,L,T1).</text:p>
      <text:p text:style-name="P1"><text:span text:style-name="T1">lastElement</text:span>([H|T],X)<text:span text:style-name="T4">:-</text:span></text:p>
      <text:p text:style-name="P6"><text:line-break/><text:line-break/><text:line-break/></text:p>
      <text:p text:style-name="P7">%% move left in the top row</text:p>
      <text:p text:style-name="P1"><text:span text:style-name="T1">move</text:span>([X1,0,X3, X4,X5,X6, X7,X8,X9],</text:p>
      <text:p text:style-name="P1">[0,X1,X3, X4,X5,X6, X7,X8,X9]).</text:p>
      <text:p text:style-name="P1"><text:span text:style-name="T1">move</text:span>([X1,X2,0, X4,X5,X6, X7,X8,X9],</text:p>
      <text:p text:style-name="P1">[X1,0,X2, X4,X5,X6, X7,X8,X9]).</text:p>
      <text:p text:style-name="P5"/>
      <text:p text:style-name="P3">%% move left in the middle row</text:p>
      <text:p text:style-name="P1"><text:span text:style-name="T1">move</text:span>([X1,X2,X3, X4,0,X6,X7,X8,X9],</text:p>
      <text:p text:style-name="P1">[X1,X2,X3, 0,X4,X6,X7,X8,X9]).</text:p>
      <text:p text:style-name="P1"><text:span text:style-name="T1">move</text:span>([X1,X2,X3, X4,X5,0,X7,X8,X9],</text:p>
      <text:p text:style-name="P1">[X1,X2,X3, X4,0,X5,X7,X8,X9]).</text:p>
      <text:p text:style-name="P5"/>
      <text:p text:style-name="P3">%% move left in the bottom row</text:p>
      <text:p text:style-name="P1"><text:span text:style-name="T1">move</text:span>([X1,X2,X3, X4,X5,X6, X7,0,X9],</text:p>
      <text:p text:style-name="P1">[X1,X2,X3, X4,X5,X6, 0,X7,X9]).</text:p>
      <text:p text:style-name="P1"><text:span text:style-name="T1">move</text:span>([X1,X2,X3, X4,X5,X6, X7,X8,0],</text:p>
      <text:p text:style-name="P1">[X1,X2,X3, X4,X5,X6, X7,0,X8]).</text:p>
      <text:p text:style-name="P5"/>
      <text:p text:style-name="P3">%% move right in the top row </text:p>
      <text:p text:style-name="P1"><text:soft-page-break/><text:span text:style-name="T1">move</text:span>([0,X2,X3, X4,X5,X6, X7,X8,X9],</text:p>
      <text:p text:style-name="P1">[X2,0,X3, X4,X5,X6, X7,X8,X9]).</text:p>
      <text:p text:style-name="P1"><text:span text:style-name="T1">move</text:span>([X1,0,X3, X4,X5,X6, X7,X8,X9],</text:p>
      <text:p text:style-name="P1">[X1,X3,0, X4,X5,X6, X7,X8,X9]).</text:p>
      <text:p text:style-name="P5"/>
      <text:p text:style-name="P3">%% move right in the middle row </text:p>
      <text:p text:style-name="P1"><text:span text:style-name="T1">move</text:span>([X1,X2,X3, 0,X5,X6, X7,X8,X9],</text:p>
      <text:p text:style-name="P1">[X1,X2,X3, X5,0,X6, X7,X8,X9]).</text:p>
      <text:p text:style-name="P1"><text:span text:style-name="T1">move</text:span>([X1,X2,X3, X4,0,X6, X7,X8,X9],</text:p>
      <text:p text:style-name="P1">[X1,X2,X3, X4,X6,0, X7,X8,X9]).</text:p>
      <text:p text:style-name="P5"/>
      <text:p text:style-name="P3">%% move right in the bottom row</text:p>
      <text:p text:style-name="P1"><text:span text:style-name="T1">move</text:span>([X1,X2,X3, X4,X5,X6,0,X8,X9],</text:p>
      <text:p text:style-name="P1">[X1,X2,X3, X4,X5,X6,X8,0,X9]).</text:p>
      <text:p text:style-name="P1"><text:span text:style-name="T1">move</text:span>([X1,X2,X3, X4,X5,X6,X7,0,X9],</text:p>
      <text:p text:style-name="P1">[X1,X2,X3, X4,X5,X6,X7,X9,0]).</text:p>
      <text:p text:style-name="P5"/>
      <text:p text:style-name="P3">%% move up from the middle row</text:p>
      <text:p text:style-name="P1"><text:span text:style-name="T1">move</text:span>([X1,X2,X3, 0,X5,X6, X7,X8,X9],</text:p>
      <text:p text:style-name="P1">[0,X2,X3, X1,X5,X6, X7,X8,X9]).</text:p>
      <text:p text:style-name="P1"><text:span text:style-name="T1">move</text:span>([X1,X2,X3, X4,0,X6, X7,X8,X9],</text:p>
      <text:p text:style-name="P1">[X1,0,X3, X4,X2,X6, X7,X8,X9]).</text:p>
      <text:p text:style-name="P1"><text:span text:style-name="T1">move</text:span>([X1,X2,X3, X4,X5,0, X7,X8,X9],</text:p>
      <text:p text:style-name="P1">[X1,X2,0, X4,X5,X3, X7,X8,X9]).</text:p>
      <text:p text:style-name="P5"/>
      <text:p text:style-name="P3">%% move up from the bottom row</text:p>
      <text:p text:style-name="P1"><text:span text:style-name="T1">move</text:span>([X1,X2,X3, X4,X5,X6, 0,X8,X9],</text:p>
      <text:p text:style-name="P1">[X1,X2,X3, 0,X5,X6, X4,X8,X9]).</text:p>
      <text:p text:style-name="P1"><text:span text:style-name="T1">move</text:span>([X1,X2,X3, X4,X5,X6, X7,0,X9],</text:p>
      <text:p text:style-name="P1">[X1,X2,X3, X4,0,X6, X7,X5,X9]).</text:p>
      <text:p text:style-name="P1"><text:span text:style-name="T1">move</text:span>([X1,X2,X3, X4,X5,X6, X7,X8,0],</text:p>
      <text:p text:style-name="P1">[X1,X2,X3, X4,X5,0, X7,X8,X6]).</text:p>
      <text:p text:style-name="P5"><text:soft-page-break/></text:p>
      <text:p text:style-name="P3">%% move down from the top row</text:p>
      <text:p text:style-name="P1"><text:span text:style-name="T1">move</text:span>([0,X2,X3, X4,X5,X6, X7,X8,X9],</text:p>
      <text:p text:style-name="P1">[X4,X2,X3, 0,X5,X6, X7,X8,X9]).</text:p>
      <text:p text:style-name="P1"><text:span text:style-name="T1">move</text:span>([X1,0,X3, X4,X5,X6, X7,X8,X9],</text:p>
      <text:p text:style-name="P1">[X1,X5,X3, X4,0,X6, X7,X8,X9]).</text:p>
      <text:p text:style-name="P1"><text:span text:style-name="T1">move</text:span>([X1,X2,0, X4,X5,X6, X7,X8,X9],</text:p>
      <text:p text:style-name="P1">[X1,X2,X6, X4,X5,0, X7,X8,X9]).</text:p>
      <text:p text:style-name="P5"/>
      <text:p text:style-name="P3">%% move down from the middle row</text:p>
      <text:p text:style-name="P1"><text:span text:style-name="T1">move</text:span>([X1,X2,X3, 0,X5,X6, X7,X8,X9],</text:p>
      <text:p text:style-name="P1">[X1,X2,X3, X7,X5,X6, 0,X8,X9]).</text:p>
      <text:p text:style-name="P1"><text:span text:style-name="T1">move</text:span>([X1,X2,X3, X4,0,X6, X7,X8,X9],</text:p>
      <text:p text:style-name="P1">[X1,X2,X3, X4,X8,X6, X7,0,X9]).</text:p>
      <text:p text:style-name="P1"><text:span text:style-name="T1">move</text:span>([X1,X2,X3, X4,X5,0, X7,X8,X9],</text:p>
      <text:p text:style-name="P1">[X1,X2,X3, X4,X5,X9, X7,X8,0]).</text:p>
      <text:p text:style-name="P8"/>
      <text:p text:style-name="P1"><text:span text:style-name="T1">dfs</text:span>(State,State,PATH,PATH) <text:span text:style-name="T4">:-</text:span> <text:span text:style-name="T1">showSolutionPath</text:span>(PATH).</text:p>
      <text:p text:style-name="P1"><text:span text:style-name="T1">dfs</text:span>(State,Goal,CHECKED,PATH)<text:span text:style-name="T4">:-</text:span></text:p>
      <text:p text:style-name="P1"><text:span text:style-name="T1">move</text:span>(State,State2),</text:p>
      <text:p text:style-name="P1">\+<text:span text:style-name="T1">member</text:span>(State2, CHECKED),</text:p>
      <text:p text:style-name="P1"><text:span text:style-name="T1">dfs</text:span>(State2,Goal,[State2|CHECKED],PATH).</text:p>
      <text:p text:style-name="P5"/>
      <text:p text:style-name="P1"><text:span text:style-name="T1">dfs</text:span>(State,Goal,Path)<text:span text:style-name="T4">:-</text:span></text:p>
      <text:p text:style-name="P1"><text:span text:style-name="T1">dfs</text:span>(State,Goal,[],Path).</text:p>
      <text:p text:style-name="P5"/>
      <text:p text:style-name="P1"><text:span text:style-name="T1">showPuzzelState</text:span>([X1,X2,X3, X4,X5,X6, X7,X8,X9])<text:span text:style-name="T4">:-</text:span></text:p>
      <text:p text:style-name="P1"><text:span text:style-name="T1">write</text:span>("-------"),<text:span text:style-name="T1">nl</text:span>,</text:p>
      <text:p text:style-name="P1"><text:span text:style-name="T1">write</text:span>(<text:span text:style-name="T7">'|'</text:span>),<text:span text:style-name="T1">write</text:span>(X1),<text:span text:style-name="T1">write</text:span>(<text:span text:style-name="T7">'|'</text:span>),<text:span text:style-name="T1">write</text:span>(X2),<text:span text:style-name="T1">write</text:span>(<text:span text:style-name="T7">'|'</text:span>),<text:span text:style-name="T1">write</text:span>(X3),<text:span text:style-name="T1">write</text:span>(<text:span text:style-name="T7">'|'</text:span>),<text:span text:style-name="T1">nl</text:span>,</text:p>
      <text:p text:style-name="P1"><text:span text:style-name="T1">write</text:span>("-------"),<text:span text:style-name="T1">nl</text:span>,</text:p>
      <text:p text:style-name="P1"><text:soft-page-break/><text:span text:style-name="T1">write</text:span>(<text:span text:style-name="T7">'|'</text:span>),<text:span text:style-name="T1">write</text:span>(X4),<text:span text:style-name="T1">write</text:span>(<text:span text:style-name="T7">'|'</text:span>),<text:span text:style-name="T1">write</text:span>(X5),<text:span text:style-name="T1">write</text:span>(<text:span text:style-name="T7">'|'</text:span>),<text:span text:style-name="T1">write</text:span>(X6),<text:span text:style-name="T1">write</text:span>(<text:span text:style-name="T7">'|'</text:span>),<text:span text:style-name="T1">nl</text:span>,</text:p>
      <text:p text:style-name="P1"><text:span text:style-name="T1">write</text:span>("-------"),<text:span text:style-name="T1">nl</text:span>,</text:p>
      <text:p text:style-name="P1"><text:span text:style-name="T1">write</text:span>(<text:span text:style-name="T7">'|'</text:span>),<text:span text:style-name="T1">write</text:span>(X7),<text:span text:style-name="T1">write</text:span>(<text:span text:style-name="T7">'|'</text:span>),<text:span text:style-name="T1">write</text:span>(X8),<text:span text:style-name="T1">write</text:span>(<text:span text:style-name="T7">'|'</text:span>),<text:span text:style-name="T1">write</text:span>(X9),<text:span text:style-name="T1">write</text:span>(<text:span text:style-name="T7">'|'</text:span>),<text:span text:style-name="T1">nl</text:span>,</text:p>
      <text:p text:style-name="P1"><text:span text:style-name="T1">write</text:span>("-------"),<text:span text:style-name="T1">nl</text:span>.</text:p>
      <text:p text:style-name="P5"/>
      <text:p text:style-name="P1"><text:span text:style-name="T1">showSolutionPath</text:span>([])<text:span text:style-name="T4">:-</text:span> <text:span text:style-name="T1">write</text:span>("Done"),<text:span text:style-name="T1">nl</text:span>.</text:p>
      <text:p text:style-name="P1"><text:span text:style-name="T1">showSolutionPath</text:span>([H|T])<text:span text:style-name="T4">:-</text:span></text:p>
      <text:p text:style-name="P1"><text:span text:style-name="T1">showPuzzelState</text:span>(H),</text:p>
      <text:p text:style-name="P1"><text:span text:style-name="T1">showSolutionPath</text:span>(T).</text:p>
      <text:p text:style-name="P6"><text:line-break/><text:line-break/><text:line-break/><text:line-break/><text:line-break/><text:line-break/><text:line-break/><text:line-break/></text:p>
      <text:p text:style-name="P6"><text:span text:style-name="T1">edge</text:span>(1,[2,3]).</text:p>
      <text:p text:style-name="P1"><text:span text:style-name="T1">edge</text:span>(2,[4,7]).</text:p>
      <text:p text:style-name="P1"><text:span text:style-name="T1">edge</text:span>(3,[5,6]).</text:p>
      <text:p text:style-name="P1"><text:span text:style-name="T1">edge</text:span>(4,[8,9]).</text:p>
      <text:p text:style-name="P1"><text:span text:style-name="T1">edge</text:span>(7,[]).</text:p>
      <text:p text:style-name="P1"><text:span text:style-name="T1">edge</text:span>(8,[]).</text:p>
      <text:p text:style-name="P1"><text:span text:style-name="T1">edge</text:span>(9,[]).</text:p>
      <text:p text:style-name="P1"><text:span text:style-name="T1">edge</text:span>(5,[]).</text:p>
      <text:p text:style-name="P1"><text:span text:style-name="T1">edge</text:span>(6,[]).</text:p>
      <text:p text:style-name="P5"/>
      <text:p text:style-name="P1"><text:span text:style-name="T1">breadthfirst</text:span>([], List, List).</text:p>
      <text:p text:style-name="P1"><text:soft-page-break/><text:span text:style-name="T1">breadthfirst</text:span>([H|L1], List, [H|L3]) <text:span text:style-name="T4">:-</text:span> </text:p>
      <text:p text:style-name="P1"><text:span text:style-name="T1">breadthfirst</text:span>(L1, List, L3).</text:p>
      <text:p text:style-name="P5"/>
      <text:p text:style-name="P1"><text:span text:style-name="T1">sol</text:span>(X, [F|T]) <text:span text:style-name="T4">:-</text:span></text:p>
      <text:p text:style-name="P1"><text:span text:style-name="T1">edge</text:span>(F, Y),</text:p>
      <text:p text:style-name="P1"><text:span text:style-name="T1">breadthfirst</text:span>(T, Y, Z),</text:p>
      <text:p text:style-name="P1"><text:span text:style-name="T1">write</text:span>(F), <text:span text:style-name="T1">nl</text:span>,</text:p>
      <text:p text:style-name="P1"><text:span text:style-name="T1">sol</text:span>(X, Z).</text:p>
      <text:p text:style-name="P3">% goal </text:p>
      <text:p text:style-name="P3">% sol(9, [1]).</text:p>
      <text:p text:style-name="P6"/>
      <text:p text:style-name="P6"><text:span text:style-name="T1">graph</text:span>([0,0,0,0], [1,0,1,0]) <text:span text:style-name="T4">:-</text:span> <text:span text:style-name="T1">write</text:span>(<text:span text:style-name="T7">'[1,0,1,0]</text:span><text:span text:style-name="T1">\n</text:span><text:span text:style-name="T7">'</text:span>).<text:span text:style-name="T10">%</text:span></text:p>
      <text:p text:style-name="P1"><text:span text:style-name="T1">graph</text:span>([0,0,0,1], [1,1,0,1]) <text:span text:style-name="T4">:-</text:span> <text:span text:style-name="T1">write</text:span>(<text:span text:style-name="T7">'[1,1,0,1]</text:span><text:span text:style-name="T1">\n</text:span><text:span text:style-name="T7">'</text:span>).<text:span text:style-name="T10">%</text:span></text:p>
      <text:p text:style-name="P1"><text:span text:style-name="T1">graph</text:span>([0,0,1,0], [1,0,1,1]) <text:span text:style-name="T4">:-</text:span> <text:span text:style-name="T1">write</text:span>(<text:span text:style-name="T7">'[1,0,1,1]</text:span><text:span text:style-name="T1">\n</text:span><text:span text:style-name="T7">'</text:span>).<text:span text:style-name="T10">%</text:span></text:p>
      <text:p text:style-name="P1"><text:span text:style-name="T1">graph</text:span>([0,0,1,0], [1,1,1,0]) <text:span text:style-name="T4">:-</text:span> <text:span text:style-name="T1">write</text:span>(<text:span text:style-name="T7">'[1,1,1,0]</text:span><text:span text:style-name="T1">\n</text:span><text:span text:style-name="T7">'</text:span>).<text:span text:style-name="T10">%</text:span></text:p>
      <text:p text:style-name="P1"><text:span text:style-name="T1">graph</text:span>([0,1,0,0], [1,1,0,1]) <text:span text:style-name="T4">:-</text:span> <text:span text:style-name="T1">write</text:span>(<text:span text:style-name="T7">'[1,1,0,1]</text:span><text:span text:style-name="T1">\n</text:span><text:span text:style-name="T7">'</text:span>).<text:span text:style-name="T10">%</text:span></text:p>
      <text:p text:style-name="P1"><text:span text:style-name="T1">graph</text:span>([0,1,0,1], [1,1,1,1]) <text:span text:style-name="T4">:-</text:span> <text:span text:style-name="T1">write</text:span>(<text:span text:style-name="T7">'[1,1,1,1]</text:span><text:span text:style-name="T1">\n</text:span><text:span text:style-name="T7">'</text:span>).</text:p>
      <text:p text:style-name="P1"><text:span text:style-name="T1">graph</text:span>([1,0,1,0], [0,0,1,0]) <text:span text:style-name="T4">:-</text:span> <text:span text:style-name="T1">write</text:span>(<text:span text:style-name="T7">'[0,0,1,0]</text:span><text:span text:style-name="T1">\n</text:span><text:span text:style-name="T7">'</text:span>).<text:span text:style-name="T10">%</text:span></text:p>
      <text:p text:style-name="P1"><text:span text:style-name="T1">graph</text:span>([1,0,1,1], [0,0,0,1]) <text:span text:style-name="T4">:-</text:span> <text:span text:style-name="T1">write</text:span>(<text:span text:style-name="T7">'[0,0,0,1]</text:span><text:span text:style-name="T1">\n</text:span><text:span text:style-name="T7">'</text:span>).<text:span text:style-name="T10">%</text:span></text:p>
      <text:p text:style-name="P1"><text:span text:style-name="T1">graph</text:span>([1,1,0,1], [0,1,0,1]) <text:span text:style-name="T4">:-</text:span> <text:span text:style-name="T1">write</text:span>(<text:span text:style-name="T7">'[0,1,0,1]</text:span><text:span text:style-name="T1">\n</text:span><text:span text:style-name="T7">'</text:span>).</text:p>
      <text:p text:style-name="P1"><text:span text:style-name="T1">graph</text:span>([1,1,1,0], [0,1,0,0]) <text:span text:style-name="T4">:-</text:span> <text:span text:style-name="T1">write</text:span>(<text:span text:style-name="T7">'[0,1,0,0]</text:span><text:span text:style-name="T1">\n</text:span><text:span text:style-name="T7">'</text:span>).<text:span text:style-name="T10">%</text:span></text:p>
      <text:p text:style-name="P8"/>
      <text:p text:style-name="P3">%****** DFS ******</text:p>
      <text:p text:style-name="P1"><text:span text:style-name="T1">dfs_2</text:span>(D, D, P, P).</text:p>
      <text:p text:style-name="P5"/>
      <text:p text:style-name="P3">% S=Source, D=Destination, C=Checked, P=Path</text:p>
      <text:p text:style-name="P1"><text:span text:style-name="T1">dfs_2</text:span>(S, D, C, P) <text:span text:style-name="T4">:-</text:span></text:p>
      <text:p text:style-name="P2">    <text:span text:style-name="T3">graph</text:span><text:span text:style-name="T5">(S, S2),</text:span></text:p>
      <text:p text:style-name="P2">    <text:span text:style-name="T5">\+ </text:span><text:span text:style-name="T3">member</text:span><text:span text:style-name="T5">(S2, C),</text:span></text:p>
      <text:p text:style-name="P2">    <text:span text:style-name="T3">dfs_2</text:span><text:span text:style-name="T5">(S2, D, [S2 | C], P).</text:span></text:p>
      <text:p text:style-name="P5"><text:soft-page-break/></text:p>
      <text:p text:style-name="P3">% S=Source, D=Destination, P_r=Path_reversed, P_o=Path_ordered</text:p>
      <text:p text:style-name="P1"><text:span text:style-name="T1">dfs</text:span>(S, D, P) <text:span text:style-name="T4">:-</text:span></text:p>
      <text:p text:style-name="P2">    <text:span text:style-name="T3">dfs_2</text:span><text:span text:style-name="T5">(S, D, [], P_r),</text:span></text:p>
      <text:p text:style-name="P2">    <text:span text:style-name="T3">reverse</text:span><text:span text:style-name="T5">(P_r, P_o),</text:span></text:p>
      <text:p text:style-name="P2">    <text:span text:style-name="T5">P=[S | P_o].</text:span></text:p>
      <text:p text:style-name="P3">%****** DFS ******</text:p>
      <text:p text:style-name="P6"/>
      <text:p text:style-name="P6"><text:span text:style-name="T1">inform</text:span>(D, Loc1, Loc2) <text:span text:style-name="T4">:-</text:span></text:p>
      <text:p text:style-name="P2">    <text:span text:style-name="T3">nl</text:span><text:span text:style-name="T5">,</text:span></text:p>
      <text:p text:style-name="P2">    <text:span text:style-name="T3">write</text:span><text:span text:style-name="T5">(</text:span><text:span text:style-name="T9">'Move disk</text:span><text:span text:style-name="T3">\t</text:span><text:span text:style-name="T9">'</text:span><text:span text:style-name="T5">), </text:span><text:span text:style-name="T3">write</text:span><text:span text:style-name="T5">(D),</text:span></text:p>
      <text:p text:style-name="P2">    <text:span text:style-name="T3">write</text:span><text:span text:style-name="T5">(</text:span><text:span text:style-name="T9">'</text:span><text:span text:style-name="T3">\t</text:span><text:span text:style-name="T9">from</text:span><text:span text:style-name="T3">\t</text:span><text:span text:style-name="T9">'</text:span><text:span text:style-name="T5">), </text:span><text:span text:style-name="T3">write</text:span><text:span text:style-name="T5">(Loc1),</text:span></text:p>
      <text:p text:style-name="P2">    <text:span text:style-name="T3">write</text:span><text:span text:style-name="T5">(</text:span><text:span text:style-name="T9">'</text:span><text:span text:style-name="T3">\t</text:span><text:span text:style-name="T9">to</text:span><text:span text:style-name="T3">\t</text:span><text:span text:style-name="T9">'</text:span><text:span text:style-name="T5">), </text:span><text:span text:style-name="T3">write</text:span><text:span text:style-name="T5">(Loc2).</text:span></text:p>
      <text:p text:style-name="P8"/>
      <text:p text:style-name="P1"><text:span text:style-name="T1">move</text:span>([H], A, C, _)<text:span text:style-name="T4">:-</text:span> </text:p>
      <text:p text:style-name="P2">    <text:span text:style-name="T3">inform</text:span><text:span text:style-name="T5">(H, A, C), !.</text:span></text:p>
      <text:p text:style-name="P5"/>
      <text:p text:style-name="P1"><text:span text:style-name="T1">move</text:span>([H|T], A, C, B)<text:span text:style-name="T4">:-</text:span></text:p>
      <text:p text:style-name="P2">    <text:span text:style-name="T3">move</text:span><text:span text:style-name="T5">(T, A, B, C),</text:span></text:p>
      <text:p text:style-name="P2">    <text:span text:style-name="T3">inform</text:span><text:span text:style-name="T5">(H, A, C),</text:span></text:p>
      <text:p text:style-name="P2">    <text:span text:style-name="T3">move</text:span><text:span text:style-name="T5">(T, B, C, A).</text:span></text:p>
      <text:p text:style-name="P2">    </text:p>
      <text:p text:style-name="P1"><text:span text:style-name="T1">hanoi</text:span>(L) <text:span text:style-name="T4">:-</text:span></text:p>
      <text:p text:style-name="P2">    <text:span text:style-name="T3">write</text:span><text:span text:style-name="T5">(</text:span><text:span text:style-name="T9">'HANOI TOWERS PROBLEM:</text:span><text:span text:style-name="T3">\n</text:span><text:span text:style-name="T9">'</text:span><text:span text:style-name="T5">),</text:span></text:p>
      <text:p text:style-name="P2">    <text:span text:style-name="T3">move</text:span><text:span text:style-name="T5">(L, </text:span><text:span text:style-name="T3">left</text:span><text:span text:style-name="T5">, </text:span><text:span text:style-name="T3">right</text:span><text:span text:style-name="T5">, </text:span><text:span text:style-name="T3">middle</text:span><text:span text:style-name="T5">).</text:span></text:p>
      <text:p text:style-name="P3">%****** /Hanoi ******%</text:p>
      <text:p text:style-name="P6"><text:line-break/><text:line-break/></text:p>
      <text:p text:style-name="P1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4" meta:paragraph-count="319" meta:word-count="736" meta:character-count="7465" meta:non-whitespace-character-count="6817"/>
  </office:meta>
</office:document-meta>
</file>